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igital-scholarship.org/cwb/what-is-open-access.pdf" text:style-name="Internet_20_link" text:visited-style-name="Visited_20_Internet_20_Link">https://digital-scholarship.org/cwb/what-is-open-access.pdf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5:43:57.467000000</meta:creation-date>
    <dc:date>2025-05-23T15:44:01.875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59" meta:non-whitespace-character-count="59"/>
    <meta:generator>LibreOffice/24.8.6.2$Windows_X86_64 LibreOffice_project/6d98ba145e9a8a39fc57bcc76981d1fb1316c60c</meta:generator>
  </office:meta>
</office:document-meta>
</file>